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0pt" officeooo:rsid="0008d03f" officeooo:paragraph-rsid="0008d03f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officeooo:rsid="0008d03f" officeooo:paragraph-rsid="000f22bf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ahoma" fo:font-size="10pt" officeooo:rsid="000d3b72" officeooo:paragraph-rsid="000d3b7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ahoma" fo:font-size="10pt" officeooo:rsid="0011201d" officeooo:paragraph-rsid="0011201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ahoma" fo:font-size="10pt" officeooo:rsid="0012bab0" officeooo:paragraph-rsid="0012bab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ahoma" fo:font-size="10pt" officeooo:rsid="0013edd4" officeooo:paragraph-rsid="0013edd4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fo:font-weight="bold" officeooo:rsid="0008d03f" officeooo:paragraph-rsid="0008d03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ahoma" fo:font-size="12pt" officeooo:rsid="0008d03f" officeooo:paragraph-rsid="0008d03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ahoma" fo:font-size="12pt" officeooo:rsid="0011201d" officeooo:paragraph-rsid="0016e6a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ahoma" fo:font-size="12pt" officeooo:rsid="000d3b72" officeooo:paragraph-rsid="0016e6a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ff" style:font-name="Tahoma" fo:font-size="12pt" officeooo:rsid="0011201d" officeooo:paragraph-rsid="0016e6a3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8d03f" officeooo:paragraph-rsid="0008d03f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9f668" officeooo:paragraph-rsid="0009f668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9f668" officeooo:paragraph-rsid="000f22bf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d3b72" officeooo:paragraph-rsid="000d3b72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d3b72" officeooo:paragraph-rsid="000f22bf" style:font-size-asian="10pt" style:font-weight-asian="bold" style:font-size-complex="10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0d3b72" officeooo:paragraph-rsid="000d3b72" style:font-size-asian="10pt" style:font-weight-asian="bold" style:font-size-complex="10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0d3b72" officeooo:paragraph-rsid="001162d3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f22bf" officeooo:paragraph-rsid="000f22bf" style:font-size-asian="10pt" style:font-weight-asian="bold" style:font-size-complex="10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1162d3" officeooo:paragraph-rsid="001162d3" style:font-size-asian="10pt" style:font-weight-asian="bold" style:font-size-complex="10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12bab0" officeooo:paragraph-rsid="0012bab0" style:font-size-asian="10pt" style:font-weight-asian="bold" style:font-size-complex="10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ahoma" fo:font-size="10pt" officeooo:rsid="0008d03f" officeooo:paragraph-rsid="0008d03f" style:font-size-asian="10p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ahoma" fo:font-size="10pt" officeooo:rsid="0010503e" officeooo:paragraph-rsid="0010503e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ahoma" fo:font-size="10pt" officeooo:rsid="0009f668" officeooo:paragraph-rsid="0009f668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ahoma" fo:font-size="10pt" officeooo:rsid="0009f668" officeooo:paragraph-rsid="000f22bf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Tahoma" fo:font-size="10pt" officeooo:rsid="000d3b72" officeooo:paragraph-rsid="000d3b72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ahoma" fo:font-size="10pt" officeooo:rsid="000d3b72" officeooo:paragraph-rsid="000f22bf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ahoma" fo:font-size="10pt" officeooo:rsid="000d3b72" officeooo:paragraph-rsid="000d3b72" style:font-size-asian="10pt" style:font-size-complex="10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ahoma" fo:font-size="10pt" officeooo:rsid="000d3b72" officeooo:paragraph-rsid="001162d3" style:font-size-asian="10pt" style:font-size-complex="10pt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Tahoma" fo:font-size="10pt" officeooo:rsid="000f22bf" officeooo:paragraph-rsid="000f22bf" style:font-size-asian="10pt" style:font-size-complex="10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ahoma" fo:font-size="10pt" officeooo:rsid="000f22bf" officeooo:paragraph-rsid="001162d3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ahoma" fo:font-size="10pt" officeooo:rsid="000f22bf" officeooo:paragraph-rsid="000f22bf" style:font-size-asian="10pt" style:font-size-complex="10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Tahoma" fo:font-size="10pt" officeooo:rsid="0012bab0" officeooo:paragraph-rsid="0012bab0" style:font-size-asian="10pt" style:font-size-complex="10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ahoma" fo:font-size="10pt" officeooo:rsid="001162d3" officeooo:paragraph-rsid="001162d3" style:font-size-asian="10pt" style:font-size-complex="10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Tahoma" fo:font-size="10pt" officeooo:rsid="00151f94" officeooo:paragraph-rsid="00151f94" style:font-size-asian="10pt" style:font-size-complex="10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Tahoma" fo:font-size="10pt" officeooo:rsid="0015c7ad" officeooo:paragraph-rsid="0015c7ad" style:font-size-asian="10pt" style:font-size-complex="10pt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Tahoma" fo:font-size="10pt" officeooo:rsid="0017cc35" officeooo:paragraph-rsid="0017cc35" style:font-size-asian="10pt" style:font-size-complex="10pt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08d03f" officeooo:paragraph-rsid="0008d03f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0503e" officeooo:paragraph-rsid="0010503e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="solid" draw:fill-color="#ccff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loext:graphic-properties draw:fill="solid" draw:fill-color="#cccccc"/>
    </style:style>
    <style:style style:name="P43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loext:graphic-properties draw:fill="solid" draw:fill-color="#ccffcc"/>
    </style:style>
    <style:style style:name="P46" style:family="paragraph">
      <loext:graphic-properties draw:fill="solid" draw:fill-color="#669933"/>
      <style:paragraph-properties fo:text-align="center"/>
    </style:style>
    <style:style style:name="P47" style:family="paragraph">
      <loext:graphic-properties draw:fill="solid" draw:fill-color="#336600"/>
      <style:paragraph-properties fo:text-align="center"/>
    </style:style>
    <style:style style:name="P48" style:family="paragraph">
      <loext:graphic-properties draw:fill="solid" draw:fill-color="#193300"/>
      <style:paragraph-properties fo:text-align="center"/>
    </style:style>
    <style:style style:name="P49" style:family="paragraph">
      <loext:graphic-properties draw:fill="solid" draw:fill-color="#66ff00"/>
      <style:paragraph-properties fo:text-align="center"/>
    </style:style>
    <style:style style:name="P50" style:family="paragraph">
      <loext:graphic-properties draw:fill="gradient" draw:fill-color="#999999" draw:fill-gradient-name="gradient" draw:gradient-step-count="0"/>
    </style:style>
    <style:style style:name="P51" style:family="paragraph">
      <loext:graphic-properties draw:fill="solid" draw:fill-color="#999999"/>
    </style:style>
    <style:style style:name="P52" style:family="paragraph">
      <loext:graphic-properties draw:fill="solid" draw:fill-color="#ffcc99"/>
    </style:style>
    <style:style style:name="P53" style:family="paragraph">
      <loext:graphic-properties draw:fill="solid" draw:fill-color="#999999" draw:opacity="46%"/>
    </style:style>
    <style:style style:name="P5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loext:graphic-properties draw:fill="solid" draw:fill-color="#ffff99" draw:opacity="4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loext:graphic-properties draw:fill="solid" draw:fill-color="#ff0000"/>
      <style:paragraph-properties fo:text-align="center"/>
    </style:style>
    <style:style style:name="P58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ffffff" fo:hyphenate="false"/>
    </style:style>
    <style:style style:name="P59" style:family="paragraph">
      <loext:graphic-properties draw:fill="solid" draw:fill-color="#cc9966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ffffff" fo:hyphenate="false"/>
    </style:style>
    <style:style style:name="P60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1" style:family="paragraph">
      <loext:graphic-properties draw:fill="solid" draw:fill-color="#cc9966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2" style:family="paragraph">
      <loext:graphic-properties draw:fill="solid" draw:fill-color="#ffcc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text-align="center"/>
    </style:style>
    <style:style style:name="P64" style:family="paragraph">
      <style:paragraph-properties fo:text-align="center"/>
      <style:text-properties fo:font-size="12pt"/>
    </style:style>
    <style:style style:name="P65" style:family="paragraph">
      <loext:graphic-properties draw:fill="solid" draw:fill-color="#cc99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09f668" style:font-size-asian="10pt" style:font-size-complex="10pt"/>
    </style:style>
    <style:style style:name="T3" style:family="text">
      <style:text-properties officeooo:rsid="000d3b7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503e"/>
    </style:style>
    <style:style style:name="T6" style:family="text">
      <style:text-properties officeooo:rsid="0013edd4"/>
    </style:style>
    <style:style style:name="T7" style:family="text">
      <style:text-properties officeooo:rsid="00151f94"/>
    </style:style>
    <style:style style:name="T8" style:family="text">
      <style:text-properties officeooo:rsid="0015c7ad"/>
    </style:style>
    <style:style style:name="T9" style:family="text">
      <style:text-properties fo:color="#0000ff"/>
    </style:style>
    <style:style style:name="T10" style:family="text">
      <style:text-properties fo:color="#0000ff" officeooo:rsid="0011201d"/>
    </style:style>
    <style:style style:name="T11" style:family="text">
      <style:text-properties officeooo:rsid="0016e6a3"/>
    </style:style>
    <style:style style:name="T12" style:family="text">
      <style:text-properties style:use-window-font-color="true" fo:font-size="10pt" officeooo:rsid="0016e6a3" style:font-size-asian="10pt" style:font-size-complex="10pt"/>
    </style:style>
    <style:style style:name="T13" style:family="text">
      <style:text-properties fo: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4.598cm" fo:min-width="9.848cm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ccffcc" draw:textarea-vertical-align="middle" fo:min-height="1.949cm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3465a4" draw:fill="solid" draw:fill-color="#cccccc" draw:textarea-horizontal-align="justify" draw:textarea-vertical-align="middle" draw:auto-grow-height="false" fo:min-height="4.616cm" fo:min-width="7.5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ffff99" draw:textarea-vertical-align="middle" fo:min-height="0.552cm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ffcc99" draw:textarea-vertical-align="middle" fo:min-height="1.79cm" style:run-through="foreground" style:vertical-pos="from-top" style:vertical-rel="paragraph" style:horizontal-pos="from-left" style:horizontal-rel="paragraph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3465a4" draw:fill="solid" draw:fill-color="#ccffcc" draw:textarea-horizontal-align="justify" draw:textarea-vertical-align="middle" draw:auto-grow-height="false" fo:min-height="3.263cm" fo:min-width="1.205cm" style:run-through="foreground"/>
    </style:style>
    <style:style style:name="gr8" style:family="graphic">
      <style:graphic-properties draw:stroke="none" svg:stroke-color="#3465a4" draw:fill="solid" draw:fill-color="#669933" draw:textarea-horizontal-align="justify" draw:textarea-vertical-align="middle" draw:auto-grow-height="false" fo:min-height="0.499cm" fo:min-width="0.499cm" style:run-through="foreground"/>
    </style:style>
    <style:style style:name="gr9" style:family="graphic">
      <style:graphic-properties draw:stroke="none" svg:stroke-color="#3465a4" draw:fill="solid" draw:fill-color="#336600" draw:textarea-horizontal-align="justify" draw:textarea-vertical-align="middle" draw:auto-grow-height="false" fo:min-height="0.499cm" fo:min-width="0.499cm" style:run-through="foreground"/>
    </style:style>
    <style:style style:name="gr10" style:family="graphic">
      <style:graphic-properties draw:stroke="none" svg:stroke-color="#3465a4" draw:fill="solid" draw:fill-color="#193300" draw:textarea-horizontal-align="justify" draw:textarea-vertical-align="middle" draw:auto-grow-height="false" fo:min-height="0.499cm" fo:min-width="0.499cm" style:run-through="foreground"/>
    </style:style>
    <style:style style:name="gr11" style:family="graphic">
      <style:graphic-properties draw:stroke="none" svg:stroke-color="#3465a4" draw:fill="solid" draw:fill-color="#66ff00" draw:textarea-horizontal-align="justify" draw:textarea-vertical-align="middle" draw:auto-grow-height="false" fo:min-height="0.499cm" fo:min-width="0.499cm" style:run-through="foreground"/>
    </style:style>
    <style:style style:name="gr12" style:family="graphic">
      <style:graphic-properties draw:stroke="none" svg:stroke-color="#3465a4" draw:fill="gradient" draw:fill-color="#999999" draw:fill-gradient-name="gradient" draw:gradient-step-count="0" draw:textarea-horizontal-align="justify" draw:textarea-vertical-align="middle" draw:auto-grow-height="false" fo:min-height="2.381cm" fo:min-width="4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3465a4" draw:fill="solid" draw:fill-color="#999999" draw:textarea-horizontal-align="justify" draw:textarea-vertical-align="middle" draw:auto-grow-height="false" fo:min-height="2.381cm" fo:min-width="4.057cm" style:run-through="foreground"/>
    </style:style>
    <style:style style:name="gr14" style:family="graphic">
      <style:graphic-properties draw:stroke="none" svg:stroke-color="#3465a4" draw:fill="solid" draw:fill-color="#ffcc99" draw:textarea-horizontal-align="justify" draw:textarea-vertical-align="middle" draw:auto-grow-height="false" fo:min-height="2.381cm" fo:min-width="4.057cm" style:run-through="foreground"/>
    </style:style>
    <style:style style:name="gr15" style:family="graphic">
      <style:graphic-properties draw:stroke="none" svg:stroke-color="#3465a4" draw:fill="solid" draw:fill-color="#999999" draw:opacity="46%" draw:textarea-horizontal-align="justify" draw:textarea-vertical-align="middle" draw:auto-grow-height="false" fo:min-height="1.91cm" fo:min-width="2.764cm" draw:shadow-opacity="46%" style:run-through="foreground"/>
    </style:style>
    <style:style style:name="gr16" style:family="graphic">
      <style:graphic-properties draw:textarea-horizontal-align="justify" draw:textarea-vertical-align="middle" draw:auto-grow-height="false" fo:min-height="4.598cm" fo:min-width="9.848cm" style:run-through="foreground"/>
    </style:style>
    <style:style style:name="gr17" style:family="graphic">
      <style:graphic-properties draw:stroke="none" svg:stroke-color="#000000" draw:fill="solid" draw:fill-color="#ffff99" draw:textarea-vertical-align="middle" fo:min-height="0.552cm" style:run-through="foreground"/>
    </style:style>
    <style:style style:name="gr18" style:family="graphic">
      <style:graphic-properties draw:stroke="none" svg:stroke-color="#000000" draw:fill="solid" draw:fill-color="#ccffcc" draw:textarea-vertical-align="middle" fo:min-height="1.949cm" style:run-through="foreground"/>
    </style:style>
    <style:style style:name="gr19" style:family="graphic">
      <style:graphic-properties draw:stroke="none" svg:stroke-color="#000000" draw:fill="solid" draw:fill-color="#ffcc99" draw:textarea-vertical-align="middle" fo:min-height="1.79cm" style:run-through="foreground"/>
    </style:style>
    <style:style style:name="gr20" style:family="graphic">
      <style:graphic-properties draw:stroke="none" svg:stroke-color="#000000" draw:fill="solid" draw:fill-color="#cccccc" draw:textarea-vertical-align="middle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6.812cm" fo:min-width="9.61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ccffcc" draw:textarea-vertical-align="middle" fo:min-height="1.9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solid" draw:fill-color="#b2b2b2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solid" draw:fill-color="#ffff99" draw:opacity="40%" draw:textarea-vertical-align="middle" fo:min-height="0.552cm" draw:shadow-opacity="4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solid" draw:fill-color="#ffcc99" draw:textarea-vertical-align="middle" fo:min-height="2.6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3465a4" draw:fill="solid" draw:fill-color="#ff0000" draw:textarea-horizontal-align="justify" draw:textarea-vertical-align="middle" draw:auto-grow-height="false" fo:min-height="0.29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7.273cm" fo:min-width="14.152cm" style:run-through="foreground"/>
    </style:style>
    <style:style style:name="gr28" style:family="graphic">
      <style:graphic-properties draw:stroke="none" svg:stroke-color="#000000" draw:fill="solid" draw:fill-color="#808080" draw:textarea-vertical-align="middle" fo:min-height="2.372cm" style:run-through="foreground"/>
    </style:style>
    <style:style style:name="gr29" style:family="graphic">
      <style:graphic-properties draw:stroke="none" svg:stroke-color="#000000" draw:fill="solid" draw:fill-color="#b2b2b2" draw:textarea-vertical-align="middle" fo:min-height="2.372cm" style:run-through="foreground"/>
    </style:style>
    <style:style style:name="gr30" style:family="graphic">
      <style:graphic-properties draw:stroke="none" svg:stroke-color="#000000" draw:fill="solid" draw:fill-color="#ffff99" draw:opacity="40%" draw:textarea-vertical-align="middle" fo:min-height="0.552cm" draw:shadow-opacity="40%" style:run-through="foreground"/>
    </style:style>
    <style:style style:name="gr31" style:family="graphic">
      <style:graphic-properties draw:stroke="none" svg:stroke-color="#000000" draw:fill="solid" draw:fill-color="#ffcc99" draw:textarea-vertical-align="middle" fo:min-height="2.685cm" style:run-through="foreground"/>
    </style:style>
    <style:style style:name="gr32" style:family="graphic">
      <style:graphic-properties draw:stroke="none" svg:stroke-color="#000000" draw:fill="solid" draw:fill-color="#cccccc" draw:textarea-vertical-align="middle" fo:min-height="0.975cm" style:run-through="foreground"/>
    </style:style>
    <style:style style:name="gr33" style:family="graphic">
      <style:graphic-properties draw:stroke="none" svg:stroke-color="#3465a4" draw:fill="solid" draw:fill-color="#ff0000" draw:textarea-horizontal-align="justify" draw:textarea-vertical-align="middle" draw:auto-grow-height="false" fo:min-height="0.293cm" fo:min-width="0.293cm" style:run-through="foreground"/>
    </style:style>
    <style:style style:name="gr34" style:family="graphic">
      <style:graphic-properties draw:stroke="none" svg:stroke-color="#000000" draw:fill="solid" draw:fill-color="#cc9966" draw:textarea-vertical-align="middle" fo:min-height="2.685cm" style:run-through="foreground"/>
    </style:style>
    <style:style style:name="gr35" style:family="graphic">
      <style:graphic-properties draw:textarea-horizontal-align="justify" draw:textarea-vertical-align="middle" draw:auto-grow-height="false" fo:min-height="4.403cm" fo:min-width="5.77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4.403cm" fo:min-width="5.8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solid" draw:fill-color="#808080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solid" draw:fill-color="#ffcc99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solid" draw:fill-color="#cc9966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6.138cm" fo:min-width="9.68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solid" draw:fill-color="#ffccff" draw:textarea-vertical-align="top" fo:min-height="5.3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solid" draw:fill-color="#ffccff" draw:textarea-vertical-align="top" fo:min-height="1.0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solid" draw:fill-color="#cc99ff" draw:textarea-vertical-align="middle" fo:min-height="4.44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quette Image du temps</text:p>
      <text:p text:style-name="P1"/>
      <text:p text:style-name="P8"><text:span text:style-name="T10">Ecran</text:span> <text:span text:style-name="T10">d’accueil</text:span> <text:span text:style-name="T10">géneral </text:span><text:span text:style-name="T12">(index.html – index_style.css)</text:span></text:p>
      <text:p text:style-name="P1"/>
      <text:p text:style-name="P1"><draw:custom-shape text:anchor-type="paragraph" draw:z-index="0" draw:name="Forme1" draw:style-name="gr1" svg:width="10.346cm" svg:height="5.097cm" svg:x="3.288cm" svg:y="0.1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Forme3" draw:style-name="gr4" draw:text-style-name="P43" svg:width="5.753cm" svg:height="0.553cm" svg:x="5.399cm" svg:y="0.806cm"><draw:text-box><text:p text:style-name="P40">Titre</text:p></draw:text-box></draw:frame><draw:frame text:anchor-type="paragraph" draw:z-index="1" draw:name="Forme4" draw:style-name="gr2" draw:text-style-name="P41" svg:width="0.636cm" svg:height="1.95cm" svg:x="3.581cm" svg:y="0.623cm"><draw:text-box><text:p text:style-name="P40">M</text:p><text:p text:style-name="P40">E</text:p><text:p text:style-name="P40">N</text:p><text:p text:style-name="P40">u</text:p></draw:text-box></draw:frame><draw:frame text:anchor-type="paragraph" draw:z-index="4" draw:name="Forme5" draw:style-name="gr5" draw:text-style-name="P44" svg:width="6.263cm" svg:height="1.791cm" svg:x="5.26cm" svg:y="1.593cm"><draw:text-box><text:p text:style-name="P40">PHOTO(s)</text:p></draw:text-box></draw:frame><draw:frame text:anchor-type="paragraph" draw:z-index="3" draw:name="Forme3" draw:style-name="gr4" draw:text-style-name="P43" svg:width="5.753cm" svg:height="0.553cm" svg:x="5.487cm" svg:y="4.062cm"><draw:text-box><text:p text:style-name="P40">Légende</text:p></draw:text-box></draw:frame><draw:custom-shape text:anchor-type="paragraph" draw:z-index="2" draw:name="Forme9" draw:style-name="gr3" draw:text-style-name="P42" svg:width="7.556cm" svg:height="4.617cm" svg:x="4.902cm" svg:y="0.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6" draw:style-name="gr6"><draw:custom-shape draw:name="Forme2" draw:style-name="gr7" draw:text-style-name="P45" svg:width="1.206cm" svg:height="3.264cm" svg:x="14.887cm" svg:y="0.425cm"><text:p/><draw:enhanced-geometry svg:viewBox="0 0 21600 21600" draw:type="rectangle" draw:enhanced-path="M 0 0 L 21600 0 21600 21600 0 21600 0 0 Z N"/></draw:custom-shape><draw:custom-shape draw:name="Forme7" draw:style-name="gr8" draw:text-style-name="P46" svg:width="0.5cm" svg:height="0.5cm" svg:x="15.182cm" svg:y="0.718cm"><text:p/><draw:enhanced-geometry svg:viewBox="0 0 21600 21600" draw:type="rectangle" draw:enhanced-path="M 0 0 L 21600 0 21600 21600 0 21600 0 0 Z N"/></draw:custom-shape><draw:custom-shape draw:name="Forme7" draw:style-name="gr9" draw:text-style-name="P47" svg:width="0.5cm" svg:height="0.5cm" svg:x="15.182cm" svg:y="1.482cm"><text:p/><draw:enhanced-geometry svg:viewBox="0 0 21600 21600" draw:type="rectangle" draw:enhanced-path="M 0 0 L 21600 0 21600 21600 0 21600 0 0 Z N"/></draw:custom-shape><draw:custom-shape draw:name="Forme7" draw:style-name="gr10" draw:text-style-name="P48" svg:width="0.5cm" svg:height="0.5cm" svg:x="15.182cm" svg:y="2.145cm"><text:p/><draw:enhanced-geometry svg:viewBox="0 0 21600 21600" draw:type="rectangle" draw:enhanced-path="M 0 0 L 21600 0 21600 21600 0 21600 0 0 Z N"/></draw:custom-shape><draw:custom-shape draw:name="Forme7" draw:style-name="gr11" draw:text-style-name="P49" svg:width="0.5cm" svg:height="0.5cm" svg:x="15.153cm" svg:y="2.792cm"><text:p/><draw:enhanced-geometry svg:viewBox="0 0 21600 21600" draw:type="rectangle" draw:enhanced-path="M 0 0 L 21600 0 21600 21600 0 21600 0 0 Z N"/></draw:custom-shape></draw:g></text:p>
      <text:list xml:id="list3703660791" text:style-name="L1">
        <text:list-item>
          <text:p text:style-name="P12">Menu</text:p>
          <text:list>
            <text:list-item>
              <text:p text:style-name="P38"><text:span text:style-name="T1">Icone menu, un clic ouvre une fenêtre Modal pour afficher l</text:span><text:span text:style-name="T2">a liste des villes </text:span></text:p>
            </text:list-item>
            <text:list-item>
              <text:p text:style-name="P22">Icone drapeau</text:p>
              <text:list>
                <text:list-item>
                  <text:p text:style-name="P22">Au survol, change la langue du titre et de la légende</text:p>
                </text:list-item>
                <text:list-item>
                  <text:p text:style-name="P38"><text:span text:style-name="T1">Au clic, modifie la langue du site </text:span><text:span text:style-name="T2">et sélectionne les villes du pays.</text:span></text:p>
                </text:list-item>
              </text:list>
            </text:list-item>
            <text:list-item>
              <text:p text:style-name="P39"><text:span text:style-name="T2">A</text:span><text:span text:style-name="T1">u survol</text:span></text:p>
              <text:list>
                <text:list-item>
                  <text:p text:style-name="P23">Contact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231340786607713" text:continue-numbering="true" text:style-name="L1">
        <text:list-item>
          <text:p text:style-name="P13">Titre</text:p>
          <text:list>
            <text:list-item>
              <text:p text:style-name="P24">Zone de titre est le texte « Image du temps « en image au format vectorielle</text:p>
            </text:list-item>
          </text:list>
        </text:list-item>
      </text:list>
      <text:p text:style-name="P1"/>
      <text:list xml:id="list231340404564107" text:continue-numbering="true" text:style-name="L1">
        <text:list-item>
          <text:p text:style-name="P13">Photo(s)</text:p>
          <text:list>
            <text:list-item>
              <text:p text:style-name="P24">Soit une seule image moitié ancienne, moitié récente</text:p>
            </text:list-item>
            <text:list-item>
              <text:p text:style-name="P24">Soit une image ancienne et a<text:span text:style-name="T3">u</text:span> survol du curseur son homologue récente en fondu encha<text:span text:style-name="T3">î</text:span>né</text:p>
            </text:list-item>
          </text:list>
        </text:list-item>
      </text:list>
      <text:p text:style-name="P1"/>
      <text:p text:style-name="P1"><draw:custom-shape text:anchor-type="paragraph" draw:z-index="7" draw:name="Forme2" draw:style-name="gr12" draw:text-style-name="P50" svg:width="4.058cm" svg:height="2.382cm" svg:x="2.923cm" svg:y="0.291cm"><text:p/><draw:enhanced-geometry svg:viewBox="0 0 21600 21600" draw:type="rectangle" draw:enhanced-path="M 0 0 L 21600 0 21600 21600 0 21600 0 0 Z N"/></draw:custom-shape></text:p>
      <text:p text:style-name="P1"><draw:g text:anchor-type="paragraph" draw:z-index="8" draw:style-name="gr6"><draw:custom-shape draw:name="Forme2" draw:style-name="gr13" draw:text-style-name="P51" svg:width="4.058cm" svg:height="2.382cm" svg:x="8.685cm" svg:y="0.333cm"><text:p/><draw:enhanced-geometry svg:viewBox="0 0 21600 21600" draw:type="rectangle" draw:enhanced-path="M 0 0 L 21600 0 21600 21600 0 21600 0 0 Z N"/></draw:custom-shape><draw:custom-shape draw:name="Forme2" draw:style-name="gr14" draw:text-style-name="P52" svg:width="4.058cm" svg:height="2.382cm" svg:x="9.978cm" svg:y="-0.138cm"><text:p/><draw:enhanced-geometry svg:viewBox="0 0 21600 21600" draw:type="rectangle" draw:enhanced-path="M 0 0 L 21600 0 21600 21600 0 21600 0 0 Z N"/></draw:custom-shape><draw:custom-shape draw:name="Forme2" draw:style-name="gr15" draw:text-style-name="P53" svg:width="2.765cm" svg:height="1.911cm" svg:x="9.978cm" svg:y="0.333cm"><text:p/><draw:enhanced-geometry svg:viewBox="0 0 21600 21600" draw:type="rectangle" draw:enhanced-path="M 0 0 L 21600 0 21600 21600 0 21600 0 0 Z N"/></draw:custom-shap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1340109102325" text:continue-numbering="true" text:style-name="L1">
        <text:list-item>
          <text:p text:style-name="P15">Légende</text:p>
          <text:list>
            <text:list-item>
              <text:p text:style-name="P26">Texte « Image du temps qui passe pour voir le temps passer » en image au format vectoriel</text:p>
            </text:list-item>
          </text:list>
        </text:list-item>
      </text:list>
      <text:p text:style-name="P1"/>
      <text:p text:style-name="P1"/>
      <text:p text:style-name="P10"><text:span text:style-name="T10">Ecran</text:span> <text:span text:style-name="T10">d’accueil</text:span> <text:span text:style-name="T10">d’une</text:span> <text:span text:style-name="T10">ville </text:span><text:span text:style-name="T12">(index_ville.html – index_ville_css.css)</text:span></text:p>
      <text:p text:style-name="P3"><draw:g text:anchor-type="paragraph" draw:z-index="9" draw:style-name="gr6"><draw:custom-shape draw:name="Forme1" draw:style-name="gr16" svg:width="10.346cm" svg:height="5.097cm" svg:x="3.288cm" svg:y="0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3" draw:style-name="gr17" draw:text-style-name="P43" svg:width="5.753cm" svg:height="0.553cm" svg:x="5.399cm" svg:y="1.118cm"><draw:text-box><text:p text:style-name="P40">Titre + nom de ville</text:p></draw:text-box></draw:frame><draw:frame draw:name="Forme4" draw:style-name="gr18" draw:text-style-name="P41" svg:width="0.636cm" svg:height="1.95cm" svg:x="3.581cm" svg:y="0.935cm"><draw:text-box><text:p text:style-name="P40">M</text:p><text:p text:style-name="P40">E</text:p><text:p text:style-name="P40">N</text:p><text:p text:style-name="P40">u</text:p></draw:text-box></draw:frame><draw:frame draw:name="Forme5" draw:style-name="gr19" draw:text-style-name="P44" svg:width="6.263cm" svg:height="1.791cm" svg:x="5.26cm" svg:y="1.905cm"><draw:text-box><text:p text:style-name="P40">PHOTO(s)</text:p></draw:text-box></draw:frame><draw:frame draw:name="Forme3" draw:style-name="gr17" draw:text-style-name="P43" svg:width="5.753cm" svg:height="0.553cm" svg:x="5.488cm" svg:y="4.374cm"><draw:text-box><text:p text:style-name="P40">Légende</text:p></draw:text-box></draw:frame></draw:g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Forme6" draw:style-name="gr20" draw:text-style-name="P54" svg:width="3.038cm" svg:height="0.976cm" svg:x="9.911cm" svg:y="0.125cm"><draw:text-box><text:p text:style-name="P40">Bouton</text:p><text:p text:style-name="P40">diaporama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611491485" text:style-name="L2">
        <text:list-item>
          <text:p text:style-name="P17">Menu</text:p>
          <text:list>
            <text:list-item>
              <text:p text:style-name="P28">Un clic ouvre une fenêtre modal pour afficher les différents diaporama sélectif</text:p>
            </text:list-item>
            <text:list-item>
              <text:p text:style-name="P30">Au survol :</text:p>
              <text:list>
                <text:list-item>
                  <text:p text:style-name="P28">Bouton forum général</text:p>
                </text:list-item>
                <text:list-item>
                  <text:p text:style-name="P28">Contact</text:p>
                </text:list-item>
                <text:list-item>
                  <text:p text:style-name="P28">A propos</text:p>
                </text:list-item>
                <text:list-item>
                  <text:p text:style-name="P28">mentions légales</text:p>
                </text:list-item>
              </text:list>
            </text:list-item>
          </text:list>
        </text:list-item>
      </text:list>
      <text:p text:style-name="P1"/>
      <text:list xml:id="list231342024001157" text:continue-list="list231340109102325" text:style-name="L1">
        <text:list-item>
          <text:p text:style-name="P14">Titre</text:p>
          <text:list>
            <text:list-item>
              <text:p text:style-name="P25">Zone de titre est le texte « Image du temps <text:span text:style-name="T5">plus le nom de la ville »</text:span> en image au format vectorielle</text:p>
            </text:list-item>
          </text:list>
        </text:list-item>
      </text:list>
      <text:p text:style-name="P2"/>
      <text:list xml:id="list231341520330499" text:continue-numbering="true" text:style-name="L1">
        <text:list-item>
          <text:p text:style-name="P14">Photo(s)</text:p>
          <text:list>
            <text:list-item>
              <text:p text:style-name="P25">Soit une seule image moitié ancienne, moitié récente</text:p>
            </text:list-item>
            <text:list-item>
              <text:p text:style-name="P25">Soit une image ancienne et a<text:span text:style-name="T3">u</text:span> survol du curseur son homologue récente en fondu encha<text:span text:style-name="T3">î</text:span>né</text:p>
            </text:list-item>
          </text:list>
        </text:list-item>
      </text:list>
      <text:p text:style-name="P2"/>
      <text:list xml:id="list231340579901935" text:continue-numbering="true" text:style-name="L1">
        <text:list-item>
          <text:p text:style-name="P16">Légende</text:p>
          <text:list>
            <text:list-item>
              <text:p text:style-name="P27">Texte « Image du temps qui passe pour voir le temps passer » en image au format vectoriel</text:p>
            </text:list-item>
          </text:list>
        </text:list-item>
      </text:list>
      <text:p text:style-name="P2"/>
      <text:list xml:id="list231340791406327" text:continue-numbering="true" text:style-name="L1">
        <text:list-item>
          <text:p text:style-name="P19">Bouton diaporama</text:p>
          <text:list>
            <text:list-item>
              <text:p text:style-name="P32">Au clic, démarre le diaporama par défaut</text:p>
            </text:list-item>
          </text:list>
        </text:list-item>
      </text:list>
      <text:p text:style-name="P1"/>
      <text:p text:style-name="P1"/>
      <text:p text:style-name="P9"><text:span text:style-name="T9">Diaporama</text:span> <text:span text:style-name="T9">homologue </text:span><text:span text:style-name="T12">(diaporama.html – diaporama_style.css)</text:span></text:p>
      <text:p text:style-name="P4"/>
      <text:p text:style-name="P4"><draw:custom-shape text:anchor-type="paragraph" draw:z-index="11" draw:name="Forme1" draw:style-name="gr21" svg:width="10.346cm" svg:height="7.547cm" svg:x="3.288cm" svg:y="0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Forme4" draw:style-name="gr22" draw:text-style-name="P41" svg:width="0.636cm" svg:height="1.95cm" svg:x="3.581cm" svg:y="0.935cm"><draw:text-box><text:p text:style-name="P40">M</text:p><text:p text:style-name="P40">E</text:p><text:p text:style-name="P40">N</text:p><text:p text:style-name="P40">u</text:p></draw:text-box></draw:frame></text:p>
      <text:p text:style-name="P1"/>
      <text:p text:style-name="P1"><draw:frame text:anchor-type="paragraph" draw:z-index="13" draw:name="Forme5" draw:style-name="gr23" draw:text-style-name="P55" svg:width="6.263cm" svg:height="2.373cm" svg:x="5.26cm" svg:y="0.376cm"><draw:text-box><text:p text:style-name="P40">PHOTO ancienne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4" draw:name="Forme3" draw:style-name="gr24" draw:text-style-name="P56" svg:width="5.753cm" svg:height="0.553cm" svg:x="5.457cm" svg:y="0.032cm"><draw:text-box><text:p text:style-name="P40">Légende</text:p></draw:text-box></draw:frame></text:p>
      <text:p text:style-name="P1"><draw:frame text:anchor-type="paragraph" draw:z-index="15" draw:name="Forme5" draw:style-name="gr25" draw:text-style-name="P44" svg:width="6.263cm" svg:height="2.685cm" svg:x="5.26cm" svg:y="0.187cm"><draw:text-box><text:p text:style-name="P40">Homologue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6" draw:name="Forme3" draw:style-name="gr24" draw:text-style-name="P56" svg:width="5.753cm" svg:height="0.553cm" svg:x="5.457cm" svg:y="0.064cm"><draw:text-box><text:p text:style-name="P40">Légende</text:p></draw:text-box></draw:frame></text:p>
      <text:p text:style-name="P1"/>
      <text:p text:style-name="P1"><draw:frame text:anchor-type="paragraph" draw:z-index="17" draw:name="Forme6" draw:style-name="gr20" draw:text-style-name="P54" svg:width="3.038cm" svg:height="0.976cm" svg:x="9.352cm" svg:y="0.277cm"><draw:text-box><text:p text:style-name="P40">Bouton</text:p><text:p text:style-name="P40">diaporama</text:p></draw:text-box></draw:frame></text:p>
      <text:p text:style-name="P1"><draw:custom-shape text:anchor-type="paragraph" draw:z-index="18" draw:name="Forme7" draw:style-name="gr26" draw:text-style-name="P57" svg:width="0.414cm" svg:height="0.414cm" svg:x="7.789cm" svg:y="0.1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list xml:id="list231340614545950" text:continue-list="list2611491485" text:style-name="L2">
        <text:list-item>
          <text:p text:style-name="P18">Menu</text:p>
          <text:list>
            <text:list-item>
              <text:p text:style-name="P29">Un clic ouvre une fenêtre modal pour afficher les différents diaporama sélectif</text:p>
              <text:list>
                <text:list-item>
                  <text:p text:style-name="P33">diaporama sélectif</text:p>
                </text:list-item>
                <text:list-item>
                  <text:p text:style-name="P33">Champ permettant de commence le diaporama à partir d’une photo</text:p>
                </text:list-item>
              </text:list>
            </text:list-item>
            <text:list-item>
              <text:p text:style-name="P31">Au survol :</text:p>
              <text:list>
                <text:list-item>
                  <text:p text:style-name="P29">Bouton forum général</text:p>
                </text:list-item>
                <text:list-item>
                  <text:p text:style-name="P29">Contact</text:p>
                </text:list-item>
                <text:list-item>
                  <text:p text:style-name="P29">A propos</text:p>
                </text:list-item>
                <text:list-item>
                  <text:p text:style-name="P29">mentions légales</text:p>
                </text:list-item>
              </text:list>
            </text:list-item>
          </text:list>
        </text:list-item>
      </text:list>
      <text:p text:style-name="P1"/>
      <text:list xml:id="list231340312248158" text:continue-numbering="true" text:style-name="L2">
        <text:list-item>
          <text:p text:style-name="P20">Photo</text:p>
          <text:list>
            <text:list-item>
              <text:p text:style-name="P34">Rien de spécial</text:p>
            </text:list-item>
            <text:list-item>
              <text:p text:style-name="P34">Format paysage, l’une sur l’autre</text:p>
            </text:list-item>
            <text:list-item>
              <text:p text:style-name="P34">Format portrait l’une à côté de l’autre</text:p>
            </text:list-item>
          </text:list>
        </text:list-item>
      </text:list>
      <text:p text:style-name="P1"/>
      <text:list xml:id="list231340982426528" text:continue-numbering="true" text:style-name="L2">
        <text:list-item>
          <text:p text:style-name="P21">Légende</text:p>
          <text:list>
            <text:list-item>
              <text:p text:style-name="P33">Fond sombre et transparent pour que le texte soit lisible sur toute photo. <text:span text:style-name="T8">Apparaît uniquement si une légende existe</text:span></text:p>
            </text:list-item>
          </text:list>
        </text:list-item>
      </text:list>
      <text:p text:style-name="P1"><text:soft-page-break/></text:p>
      <text:list xml:id="list231340302127524" text:continue-numbering="true" text:style-name="L2">
        <text:list-item>
          <text:p text:style-name="P21">Bouton diaporama</text:p>
          <text:list>
            <text:list-item>
              <text:p text:style-name="P33">Permet d’avancer ou de reculer dans le diaporama</text:p>
            </text:list-item>
            <text:list-item>
              <text:p text:style-name="P33">Le bouton affiche le No de la photo</text:p>
            </text:list-item>
          </text:list>
        </text:list-item>
      </text:list>
      <text:p text:style-name="P1"/>
      <text:list xml:id="list231340980155730" text:continue-numbering="true" text:style-name="L2">
        <text:list-item>
          <text:p text:style-name="P33"><draw:custom-shape text:anchor-type="paragraph" draw:z-index="19" draw:name="Forme7" draw:style-name="gr26" draw:text-style-name="P57" svg:width="0.414cm" svg:height="0.414cm" svg:x="8.759cm" svg:y="0.0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fiche un <text:span text:style-name="T4">billet</text:span> du forum dédíé à cette diapo</text:p>
          <text:list>
            <text:list-item>
              <text:p text:style-name="P33">Le billet s’affiche dans une fenêtre modal transparente.</text:p>
            </text:list-item>
            <text:list-item>
              <text:p text:style-name="P33">Le bouton s’affiche uniquement si un billet correspond à la diapo</text:p>
            </text:list-item>
          </text:list>
        </text:list-item>
      </text:list>
      <text:p text:style-name="P5"/>
      <text:p text:style-name="P5"/>
      <text:p text:style-name="P1"/>
      <text:p text:style-name="P11">Diaporama <text:span text:style-name="T6">jumelles </text:span><text:span text:style-name="T12">(diaporama_jumelle.html – diaporama_jumelle_style.css)</text:span></text:p>
      <text:p text:style-name="P6">Le diaporama jumelle est un diaporama qui rapproche 2 villes jumellées. On reprend les caractéristiques du diaporama homologue <text:span text:style-name="T7">en tenant compte du format d’écran :</text:span></text:p>
      <text:list xml:id="list1118613031" text:style-name="L3">
        <text:list-item>
          <text:p text:style-name="P35">Grand écran</text:p>
          <text:list>
            <text:list-item>
              <text:p text:style-name="P35">Les 4 images s’affichent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<draw:g text:anchor-type="paragraph" draw:z-index="20" draw:style-name="gr6"><draw:custom-shape draw:name="Forme1" draw:style-name="gr27" svg:width="14.936cm" svg:height="8.056cm" svg:x="1.658cm" svg:y="-1.9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5" draw:style-name="gr28" draw:text-style-name="P58" svg:width="6.263cm" svg:height="2.373cm" svg:x="9.167cm" svg:y="-0.365cm"><draw:text-box><text:p text:style-name="P40"><text:span text:style-name="T13">PHOTO ancienne jumelle</text:span></text:p></draw:text-box></draw:frame><draw:frame draw:name="Forme4" draw:style-name="gr18" draw:text-style-name="P41" svg:width="0.636cm" svg:height="1.95cm" svg:x="2.021cm" svg:y="-1.125cm"><draw:text-box><text:p text:style-name="P40">M</text:p><text:p text:style-name="P40">E</text:p><text:p text:style-name="P40">N</text:p><text:p text:style-name="P40">u</text:p></draw:text-box></draw:frame><draw:frame draw:name="Forme5" draw:style-name="gr29" draw:text-style-name="P55" svg:width="6.263cm" svg:height="2.373cm" svg:x="2.905cm" svg:y="-0.365cm"><draw:text-box><text:p text:style-name="P40">PHOTO ancienne</text:p></draw:text-box></draw:frame><draw:frame draw:name="Forme3" draw:style-name="gr30" draw:text-style-name="P56" svg:width="5.753cm" svg:height="0.553cm" svg:x="9.426cm" svg:y="1.455cm"><draw:text-box><text:p text:style-name="P40">Légende</text:p></draw:text-box></draw:frame><draw:frame draw:name="Forme5" draw:style-name="gr31" draw:text-style-name="P44" svg:width="6.263cm" svg:height="2.685cm" svg:x="2.905cm" svg:y="2.007cm"><draw:text-box><text:p text:style-name="P40">Homologue</text:p></draw:text-box></draw:frame><draw:frame draw:name="Forme3" draw:style-name="gr30" draw:text-style-name="P56" svg:width="5.753cm" svg:height="0.553cm" svg:x="3.164cm" svg:y="4.02cm"><draw:text-box><text:p text:style-name="P40">Légende</text:p></draw:text-box></draw:frame><draw:frame draw:name="Forme6" draw:style-name="gr32" draw:text-style-name="P54" svg:width="3.038cm" svg:height="0.976cm" svg:x="11.88cm" svg:y="4.86cm"><draw:text-box><text:p text:style-name="P40">Bouton</text:p><text:p text:style-name="P40">diaporama</text:p></draw:text-box></draw:frame><draw:custom-shape draw:name="Forme7" draw:style-name="gr33" draw:text-style-name="P57" svg:width="0.414cm" svg:height="0.414cm" svg:x="10.788cm" svg:y="5.1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5" draw:style-name="gr34" draw:text-style-name="P59" svg:width="6.263cm" svg:height="2.685cm" svg:x="9.167cm" svg:y="2.007cm"><draw:text-box><text:p text:style-name="P40"><text:span text:style-name="T13">Homologue</text:span></text:p></draw:text-box></draw:frame><draw:frame draw:name="Forme3" draw:style-name="gr30" draw:text-style-name="P56" svg:width="5.753cm" svg:height="0.553cm" svg:x="3.106cm" svg:y="1.455cm"><draw:text-box><text:p text:style-name="P40">Légende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1340615460513" text:continue-numbering="true" text:style-name="L3">
        <text:list-item>
          <text:p text:style-name="P36">Petit écran</text:p>
          <text:list>
            <text:list-item>
              <text:p text:style-name="P36">Les diapos jumelles s’affichent et ensuite les homologues</text:p>
            </text:list-item>
          </text:list>
        </text:list-item>
      </text:list>
      <text:p text:style-name="P1"/>
      <text:p text:style-name="P1"/>
      <text:p text:style-name="P1"><draw:custom-shape text:anchor-type="paragraph" draw:z-index="21" draw:name="Forme1" draw:style-name="gr35" svg:width="6.25cm" svg:height="4.876cm" svg:x="1.023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e1" draw:style-name="gr36" svg:width="6.34cm" svg:height="4.876cm" svg:x="8.666cm" svg:y="0.1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text:anchor-type="paragraph" draw:z-index="23" draw:name="Forme4" draw:style-name="gr22" draw:text-style-name="P41" svg:width="0.636cm" svg:height="1.95cm" svg:x="1.258cm" svg:y="0.178cm"><draw:text-box><text:p text:style-name="P40">M</text:p><text:p text:style-name="P40">E</text:p><text:p text:style-name="P40">N</text:p><text:p text:style-name="P40">u</text:p></draw:text-box></draw:frame><draw:frame text:anchor-type="paragraph" draw:z-index="24" draw:name="Forme4" draw:style-name="gr22" draw:text-style-name="P41" svg:width="0.636cm" svg:height="1.95cm" svg:x="9.019cm" svg:y="0.111cm"><draw:text-box><text:p text:style-name="P40">M</text:p><text:p text:style-name="P40">E</text:p><text:p text:style-name="P40">N</text:p><text:p text:style-name="P40">u</text:p></draw:text-box></draw:frame></text:p>
      <text:p text:style-name="P1"><draw:frame text:anchor-type="paragraph" draw:z-index="28" draw:name="Forme5" draw:style-name="gr39" draw:text-style-name="P61" svg:width="2.25cm" svg:height="2.373cm" svg:x="12.374cm" svg:y="0.005cm"><draw:text-box><text:p text:style-name="P40">Jumelle homologue</text:p></draw:text-box></draw:frame><draw:frame text:anchor-type="paragraph" draw:z-index="27" draw:name="Forme5" draw:style-name="gr38" draw:text-style-name="P44" svg:width="2.25cm" svg:height="2.373cm" svg:x="9.904cm" svg:y="0.009cm"><draw:text-box><text:p text:style-name="P40">PHOTO homologue</text:p></draw:text-box></draw:frame><draw:frame text:anchor-type="paragraph" draw:z-index="26" draw:name="Forme5" draw:style-name="gr37" draw:text-style-name="P60" svg:width="2.25cm" svg:height="2.373cm" svg:x="4.523cm" svg:y="0.175cm"><draw:text-box><text:p text:style-name="P40">Jumelle</text:p></draw:text-box></draw:frame><draw:frame text:anchor-type="paragraph" draw:z-index="25" draw:name="Forme5" draw:style-name="gr23" draw:text-style-name="P55" svg:width="2.25cm" svg:height="2.373cm" svg:x="2.085cm" svg:y="0.146cm"><draw:text-box><text:p text:style-name="P40">PHOTO ancienne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30" draw:name="Forme6" draw:style-name="gr20" draw:text-style-name="P54" svg:width="2.685cm" svg:height="0.976cm" svg:x="11.673cm" svg:y="0.113cm"><draw:text-box><text:p text:style-name="P40">Bouton</text:p><text:p text:style-name="P40">diaporama</text:p></draw:text-box></draw:frame><draw:frame text:anchor-type="paragraph" draw:z-index="29" draw:name="Forme6" draw:style-name="gr20" draw:text-style-name="P54" svg:width="3.038cm" svg:height="0.976cm" svg:x="3.413cm" svg:y="0.369cm"><draw:text-box><text:p text:style-name="P40">Bouton</text:p><text:p text:style-name="P40">diaporama</text:p></draw:text-box></draw:frame><draw:custom-shape text:anchor-type="paragraph" draw:z-index="32" draw:name="Forme7" draw:style-name="gr26" draw:text-style-name="P57" svg:width="0.414cm" svg:height="0.414cm" svg:x="10.552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31" draw:name="Forme7" draw:style-name="gr26" draw:text-style-name="P57" svg:width="0.414cm" svg:height="0.414cm" svg:x="2.438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11">Forum </text:span><text:span text:style-name="T12">(Forum.html – Forum_style.css)</text:span></text:p>
      <text:p text:style-name="P1"/>
      <text:list xml:id="list1161204306" text:style-name="L4">
        <text:list-item>
          <text:p text:style-name="P37">Liste des billets, accueil forum</text:p>
        </text:list-item>
      </text:list>
      <text:p text:style-name="P1"/>
      <text:p text:style-name="P1"/>
      <text:p text:style-name="P1"/>
      <text:p text:style-name="P1"><draw:custom-shape text:anchor-type="paragraph" draw:z-index="33" draw:name="Forme1" draw:style-name="gr40" svg:width="10.346cm" svg:height="6.802cm" svg:x="3.14cm" svg:y="0.00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Forme4" draw:style-name="gr22" draw:text-style-name="P41" svg:width="0.636cm" svg:height="1.95cm" svg:x="3.433cm" svg:y="0.526cm"><draw:text-box><text:p text:style-name="P40">M</text:p><text:p text:style-name="P40">E</text:p><text:p text:style-name="P40">N</text:p><text:p text:style-name="P40">u</text:p></draw:text-box></draw:frame></text:p>
      <text:p text:style-name="P1"><draw:frame text:anchor-type="paragraph" draw:z-index="35" draw:name="Forme5" draw:style-name="gr41" draw:text-style-name="P62" svg:width="6.263cm" svg:height="5.31cm" svg:x="5.17cm" svg:y="0.157cm"><draw:text-box><text:p text:style-name="P40">Forum</text:p></draw:text-box></draw:frame></text:p>
      <text:p text:style-name="P1"/>
      <text:p text:style-name="P1"><draw:line text:anchor-type="paragraph" draw:z-index="36" draw:name="Forme8" draw:style-name="gr42" draw:text-style-name="P63" svg:x1="5.967cm" svg:y1="0.055cm" svg:x2="10.583cm" svg:y2="0.055cm"><text:p/></draw:line><draw:line text:anchor-type="paragraph" draw:z-index="37" draw:name="Forme8" draw:style-name="gr42" draw:text-style-name="P63" svg:x1="5.967cm" svg:y1="0.347cm" svg:x2="10.583cm" svg:y2="0.347cm"><text:p/></draw:line></text:p>
      <text:p text:style-name="P1"><draw:line text:anchor-type="paragraph" draw:z-index="38" draw:name="Forme8" draw:style-name="gr42" draw:text-style-name="P63" svg:x1="5.997cm" svg:y1="0.187cm" svg:x2="10.613cm" svg:y2="0.187cm"><text:p/></draw:line></text:p>
      <text:p text:style-name="P1"><draw:line text:anchor-type="paragraph" draw:z-index="39" draw:name="Forme8" draw:style-name="gr42" draw:text-style-name="P63" svg:x1="5.967cm" svg:y1="0.011cm" svg:x2="10.583cm" svg:y2="0.011cm"><text:p/></draw:line><draw:line text:anchor-type="paragraph" draw:z-index="40" draw:name="Forme8" draw:style-name="gr42" draw:text-style-name="P63" svg:x1="5.967cm" svg:y1="0.407cm" svg:x2="10.583cm" svg:y2="0.407cm"><text:p/></draw:line></text:p>
      <text:p text:style-name="P1"><draw:line text:anchor-type="paragraph" draw:z-index="41" draw:name="Forme8" draw:style-name="gr42" draw:text-style-name="P63" svg:x1="5.967cm" svg:y1="0.363cm" svg:x2="10.583cm" svg:y2="0.363cm"><text:p/></draw:line></text:p>
      <text:p text:style-name="P1"><draw:line text:anchor-type="paragraph" draw:z-index="42" draw:name="Forme8" draw:style-name="gr42" draw:text-style-name="P63" svg:x1="5.967cm" svg:y1="0.245cm" svg:x2="10.583cm" svg:y2="0.245cm"><text:p/></draw:line></text:p>
      <text:p text:style-name="P1"><draw:line text:anchor-type="paragraph" draw:z-index="43" draw:name="Forme8" draw:style-name="gr42" draw:text-style-name="P63" svg:x1="5.967cm" svg:y1="0.187cm" svg:x2="10.583cm" svg:y2="0.187cm"><text:p/></draw:line></text:p>
      <text:p text:style-name="P1"><draw:line text:anchor-type="paragraph" draw:z-index="44" draw:name="Forme8" draw:style-name="gr42" draw:text-style-name="P63" svg:x1="5.967cm" svg:y1="0.127cm" svg:x2="10.583cm" svg:y2="0.127cm"><text:p/></draw:line></text:p>
      <text:p text:style-name="P1"><draw:line text:anchor-type="paragraph" draw:z-index="45" draw:name="Forme8" draw:style-name="gr42" draw:text-style-name="P63" svg:x1="5.967cm" svg:y1="0.039cm" svg:x2="10.583cm" svg:y2="0.039cm"><text:p/></draw:line></text:p>
      <text:p text:style-name="P1"><draw:line text:anchor-type="paragraph" draw:z-index="46" draw:name="Forme8" draw:style-name="gr42" draw:text-style-name="P63" svg:x1="5.967cm" svg:y1="0.039cm" svg:x2="10.583cm" svg:y2="0.039cm"><text:p/></draw:line></text:p>
      <text:p text:style-name="P1"><draw:line text:anchor-type="paragraph" draw:z-index="47" draw:name="Forme8" draw:style-name="gr42" draw:text-style-name="P63" svg:x1="5.937cm" svg:y1="0.009cm" svg:x2="10.553cm" svg:y2="0.009cm"><text:p/></draw:line></text:p>
      <text:p text:style-name="P1"/>
      <text:p text:style-name="P1"/>
      <text:p text:style-name="P1"/>
      <text:p text:style-name="P1"/>
      <text:p text:style-name="P1"/>
      <text:list xml:id="list231341649655015" text:continue-numbering="true" text:style-name="L4">
        <text:list-item>
          <text:p text:style-name="P37">Billets</text:p>
        </text:list-item>
      </text:list>
      <text:p text:style-name="P1"/>
      <text:p text:style-name="P1"><draw:custom-shape text:anchor-type="paragraph" draw:z-index="48" draw:name="Forme1" draw:style-name="gr40" svg:width="10.346cm" svg:height="6.802cm" svg:x="2.993cm" svg:y="0.11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0" draw:name="Forme5" draw:style-name="gr43" draw:text-style-name="P62" svg:width="6.263cm" svg:height="1.061cm" svg:x="5.024cm" svg:y="0.263cm"><draw:text-box><text:p text:style-name="P40">Forum</text:p></draw:text-box></draw:frame></text:p>
      <text:p text:style-name="P1"><draw:frame text:anchor-type="paragraph" draw:z-index="49" draw:name="Forme4" draw:style-name="gr22" draw:text-style-name="P41" svg:width="0.636cm" svg:height="1.95cm" svg:x="3.286cm" svg:y="0.205cm"><draw:text-box><text:p text:style-name="P40">M</text:p><text:p text:style-name="P40">E</text:p><text:p text:style-name="P40">N</text:p><text:p text:style-name="P40">u</text:p></draw:text-box></draw:frame><draw:line text:anchor-type="paragraph" draw:z-index="51" draw:name="Forme8" draw:style-name="gr42" draw:text-style-name="P64" svg:x1="5.818cm" svg:y1="0.333cm" svg:x2="10.436cm" svg:y2="0.333cm"><text:p/></draw:line></text:p>
      <text:p text:style-name="P1"><draw:line text:anchor-type="paragraph" draw:z-index="52" draw:name="Forme8" draw:style-name="gr42" draw:text-style-name="P63" svg:x1="5.791cm" svg:y1="0.169cm" svg:x2="10.407cm" svg:y2="0.169cm"><text:p/></draw:line></text:p>
      <text:p text:style-name="P1"><draw:frame text:anchor-type="paragraph" draw:z-index="53" draw:name="Forme5" draw:style-name="gr44" draw:text-style-name="P65" svg:width="6.263cm" svg:height="4.44cm" svg:x="5.17cm" svg:y="0.395cm"><draw:text-box><text:p text:style-name="P40">Bille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808080" draw:end-color="#ffcc99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35cm" fo:margin-bottom="1.067cm" fo:margin-left="1.293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6:40:04.982000000</meta:creation-date>
    <dc:date>2018-03-11T23:13:39.658000000</dc:date>
    <meta:editing-duration>PT1H27M49S</meta:editing-duration>
    <meta:editing-cycles>6</meta:editing-cycles>
    <meta:generator>LibreOffice/6.0.1.1$Windows_x86 LibreOffice_project/60bfb1526849283ce2491346ed2aa51c465abfe6</meta:generator>
    <meta:document-statistic meta:table-count="0" meta:image-count="0" meta:object-count="0" meta:page-count="4" meta:paragraph-count="64" meta:word-count="451" meta:character-count="2486" meta:non-whitespace-character-count="2150"/>
  </office:meta>
</office:document-meta>
</file>